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71722672" text:id="ct271722672">
          <text:insertion>
            <office:change-info>
              <dc:creator>Bob Jacobsen</dc:creator>
              <dc:date>2010-10-08T18:16:00</dc:date>
            </office:change-info>
          </text:insertion>
        </text:changed-region>
        <text:changed-region xml:id="ct334257520" text:id="ct334257520">
          <text:insertion>
            <office:change-info>
              <dc:creator>Bob Jacobsen</dc:creator>
              <dc:date>2012-05-07T00:18:00</dc:date>
            </office:change-info>
          </text:insertion>
        </text:changed-region>
        <text:changed-region xml:id="ct334454800" text:id="ct334454800">
          <text:insertion>
            <office:change-info>
              <dc:creator>Bob Jacobsen</dc:creator>
              <dc:date>2010-10-08T18:16:00</dc:date>
            </office:change-info>
          </text:insertion>
        </text:changed-region>
        <text:changed-region xml:id="ct433248176" text:id="ct433248176">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658201829"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271722672"/>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6">that</text:span> says that CAN frames <text:span text:style-name="T6">have</text:span> to be maximal size. <text:s/>A 9-byte datagram can be frames of 8 and 1, or 1 and 8. <text:s/>This is helpful for handling e.g. buffering and creation of dynamic content in the source node.</text:p>
      <text:p text:style-name="Standard">Overlapping sends to a single node cause problems with error detection (since there's no start bit for the message). Does that need to be more explicit in the Standard?</text:p>
      <text:p text:style-name="Standard">The state machine for assembling datagram frames needs to now when e.g. the lower levels reset, so that it knows to abandon a partially received datagram. <text:s/></text:p>
      <text:p text:style-name="Standard"/>
      <text:p text:style-name="Standard"><text:change-end text:change-id="ct271722672"/><text:change-start text:change-id="ct334257520"/>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
      <text:p text:style-name="Standard">So a node that gets a middle-segment without a first-segment can react in various ways. It might send various replies (but it doesn't have to).  It might ignore it. Etc. </text:p>
      <text:p text:style-name="Standard"/>
      <text:p text:style-name="Standard">There's an important thing to realize about that though:</text:p>
      <text:p text:style-name="Standard"/>
      <text:p text:style-name="Standard">Getting another valid datagram sequence while receiving one (or more) that fills the local buffers is _not_ an out-of-spec condition, and the protocol defines exactly how the node is to react. There's no flexibility there.</text:p>
      <text:p text:style-name="Standard"/>
      <text:p text:style-name="Standard">(Example of how overlapping datagrams might be handled in a really simple implementation, so that early ones are dropped due to buffer which results in out-of-sequence that's really buffer drop)</text:p>
      <text:p text:style-name="Standard"><text:change-end text:change-id="ct334257520"/><text:change-start text:change-id="ct334454800"/></text:p>
      <text:p text:style-name="Standard"/>
      <text:p text:style-name="P1"><text:change-end text:change-id="ct334454800"/><text:change text:change-id="ct4332481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33587008" text:id="ct333587008">
            <text:deletion>
              <office:change-info>
                <dc:creator>Bob Jacobsen</dc:creator>
                <dc:date>2010-10-08T17:22:00</dc:date>
              </office:change-info>
              <text:p text:style-name="MP1">NMRA Technical Note (number)</text:p>
            </text:deletion>
          </text:changed-region>
          <text:changed-region xml:id="ct333587152" text:id="ct333587152">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33587008"/><text:change-start text:change-id="ct333587152"/>OpenLCB-CAN Datagram Transport Technical Note<text:change-end text:change-id="ct333587152"/></text:p>
      </style:header>
      <style:footer>
        <text:tracked-changes>
          <text:changed-region xml:id="ct333584176" text:id="ct333584176">
            <text:deletion>
              <office:change-info>
                <dc:creator>Bob Jacobsen</dc:creator>
                <dc:date>2010-10-08T17:23:00</dc:date>
              </office:change-info>
              <text:p text:style-name="MP4"><text:span text:style-name="MT2">Title</text:span><text:span text:style-name="MT3"><text:tab/></text:span></text:p>
            </text:deletion>
          </text:changed-region>
          <text:changed-region xml:id="ct333592688" text:id="ct333592688">
            <text:insertion>
              <office:change-info>
                <dc:creator>Bob Jacobsen</dc:creator>
                <dc:date>2011-07-23T20:12:00</dc:date>
              </office:change-info>
            </text:insertion>
          </text:changed-region>
        </text:tracked-changes>
        <text:p text:style-name="MP4"><text:change text:change-id="ct333584176"/><text:change-start text:change-id="ct33359268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3592688"/><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2-05-07T00:19:23.99">5/7/2012</text:date></text:span></text:span></text:p>
      </style:footer>
    </style:master-page>
    <style:master-page style:name="First_20_Page" style:display-name="First Page" style:page-layout-name="Mpm2" style:next-style-name="Standard">
      <style:header>
        <text:tracked-changes>
          <text:changed-region xml:id="ct294202064" text:id="ct294202064">
            <text:deletion>
              <office:change-info>
                <dc:creator>Bob Jacobsen</dc:creator>
                <dc:date>2010-10-07T21:46:00</dc:date>
              </office:change-info>
              <text:p text:style-name="MP7"><text:span text:style-name="MT4">NMRA TECHNICAL NOTES</text:span></text:p>
            </text:deletion>
          </text:changed-region>
          <text:changed-region xml:id="ct294202160" text:id="ct294202160">
            <text:insertion>
              <office:change-info>
                <dc:creator>Bob Jacobsen</dc:creator>
                <dc:date>2010-10-08T17:19:00</dc:date>
              </office:change-info>
            </text:insertion>
          </text:changed-region>
          <text:changed-region xml:id="ct333603024" text:id="ct333603024">
            <text:insertion>
              <office:change-info>
                <dc:creator>Bob Jacobsen</dc:creator>
                <dc:date>2010-10-08T18:19:00</dc:date>
              </office:change-info>
            </text:insertion>
          </text:changed-region>
          <text:changed-region xml:id="ct272555392" text:id="ct272555392">
            <text:deletion>
              <office:change-info>
                <dc:creator>Bob Jacobsen</dc:creator>
                <dc:date>2010-10-08T18:19:00</dc:date>
              </office:change-info>
              <text:p text:style-name="MP7">(title)</text:p>
            </text:deletion>
          </text:changed-region>
          <text:changed-region xml:id="ct333601920" text:id="ct333601920">
            <text:insertion>
              <office:change-info>
                <dc:creator>Bob Jacobsen</dc:creator>
                <dc:date>2010-10-08T18:19:00</dc:date>
              </office:change-info>
            </text:insertion>
          </text:changed-region>
          <text:changed-region xml:id="ct333602016" text:id="ct333602016">
            <text:deletion>
              <office:change-info>
                <dc:creator>Bob Jacobsen</dc:creator>
                <dc:date>2010-10-08T17:19:00</dc:date>
              </office:change-info>
              <text:p text:style-name="MP7">(date)</text:p>
            </text:deletion>
          </text:changed-region>
          <text:changed-region xml:id="ct272555264" text:id="ct272555264">
            <text:insertion>
              <office:change-info>
                <dc:creator>Bob Jacobsen</dc:creator>
                <dc:date>2010-10-14T08:43:00</dc:date>
              </office:change-info>
            </text:insertion>
          </text:changed-region>
          <text:changed-region xml:id="ct294213168" text:id="ct294213168">
            <text:deletion>
              <office:change-info>
                <dc:creator>Bob Jacobsen</dc:creator>
                <dc:date>2010-10-07T21:47:00</dc:date>
              </office:change-info>
              <text:p text:style-name="MP7">(number)</text:p>
            </text:deletion>
          </text:changed-region>
          <text:changed-region xml:id="ct333602128" text:id="ct333602128">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8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94202064"/><text:change-start text:change-id="ct294202160"/>OpenLCB <text:change-end text:change-id="ct294202160"/><text:change-start text:change-id="ct333603024"/>Technical Note<text:change-end text:change-id="ct3336030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72555392"/><text:change-start text:change-id="ct333601920"/>OpenLCB-CAN Datagram Transport<text:change-end text:change-id="ct33360192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33602016"/><text:change-start text:change-id="ct272555264"/><text:date style:data-style-name="N75" text:date-value="2012-05-07T00:19:23.99">May 7, 2012</text:date><text:change-end text:change-id="ct272555264"/></text:p>
            </table:table-cell>
            <table:table-cell table:style-name="Table1.C1" office:value-type="string">
              <text:p text:style-name="MP7"><text:change text:change-id="ct294213168"/><text:change-start text:change-id="ct333602128"/>Preliminary<text:change-end text:change-id="ct333602128"/></text:p>
            </table:table-cell>
          </table:table-row>
        </table:table>
        <text:p text:style-name="Header"/>
      </style:header>
      <style:footer>
        <text:tracked-changes>
          <text:changed-region xml:id="ct68138752" text:id="ct68138752">
            <text:deletion>
              <office:change-info>
                <dc:creator>Bob Jacobsen</dc:creator>
                <dc:date>2011-07-23T20:12:00</dc:date>
              </office:change-info>
              <text:p text:style-name="MP8"><text:span text:style-name="MT5">Copyright 20</text:span></text:p>
            </text:deletion>
          </text:changed-region>
          <text:changed-region xml:id="ct547628960" text:id="ct547628960">
            <text:deletion>
              <office:change-info>
                <dc:creator>Bob Jacobsen</dc:creator>
                <dc:date>2010-10-07T21:47:00</dc:date>
              </office:change-info>
              <text:p text:style-name="MP8"><text:span text:style-name="MT5">90</text:span></text:p>
            </text:deletion>
          </text:changed-region>
          <text:changed-region xml:id="ct547414768" text:id="ct547414768">
            <text:deletion>
              <office:change-info>
                <dc:creator>Bob Jacobsen</dc:creator>
                <dc:date>2011-07-23T20:12:00</dc:date>
              </office:change-info>
              <text:p text:style-name="MP8"><text:span text:style-name="MT5">, by J. Day, D. Harris, B. Jacobsen, </text:span></text:p>
            </text:deletion>
          </text:changed-region>
          <text:changed-region xml:id="ct67872064" text:id="ct67872064">
            <text:deletion>
              <office:change-info>
                <dc:creator>Bob Jacobsen</dc:creator>
                <dc:date>2010-10-08T17:21:00</dc:date>
              </office:change-info>
              <text:p text:style-name="MP8"><text:span text:style-name="MT5">A. Robinson, </text:span></text:p>
            </text:deletion>
          </text:changed-region>
          <text:changed-region xml:id="ct547621536" text:id="ct547621536">
            <text:deletion>
              <office:change-info>
                <dc:creator>Bob Jacobsen</dc:creator>
                <dc:date>2011-07-23T20:12:00</dc:date>
              </office:change-info>
              <text:p text:style-name="MP8"><text:span text:style-name="MT5">and A. Shepherd</text:span></text:p>
            </text:deletion>
          </text:changed-region>
          <text:changed-region xml:id="ct547648736" text:id="ct547648736">
            <text:insertion>
              <office:change-info>
                <dc:creator>Bob Jacobsen</dc:creator>
                <dc:date>2011-07-23T20:12:00</dc:date>
              </office:change-info>
            </text:insertion>
          </text:changed-region>
        </text:tracked-changes>
        <text:p text:style-name="MP8"><text:change text:change-id="ct68138752"/><text:change text:change-id="ct547628960"/><text:change text:change-id="ct547414768"/><text:change text:change-id="ct67872064"/><text:change text:change-id="ct547621536"/><text:change-start text:change-id="ct54764873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47648736"/><text:span text:style-name="MT5"><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2-05-07T00:19:23.99">5/7/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8</meta:editing-cycles>
    <meta:editing-duration>PT12H12M21S</meta:editing-duration>
    <meta:generator>OpenOffice.org/3.3$Unix OpenOffice.org_project/330m20$Build-9567</meta:generator>
    <dc:date>2012-05-07T00:19:24</dc:date>
    <dc:creator>Bob Jacobsen</dc:creator>
    <meta:keyword>OpenLCB-CAN Datagram Transport</meta:keyword>
    <meta:document-statistic meta:table-count="1" meta:image-count="1" meta:object-count="0" meta:page-count="8" meta:paragraph-count="140" meta:word-count="3064" meta:character-count="18337"/>
    <meta:user-defined meta:name="Info 1"/>
    <meta:user-defined meta:name="Info 2"/>
    <meta:user-defined meta:name="Info 3"/>
    <meta:user-defined meta:name="Info 4"/>
  </office:meta>
</office:document-meta>
</file>